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85pt" svg:y="1122.8pt">
            <loext:p draw:notify-on-update-of-ranges="Sheet1.A2:Sheet1.A101 Sheet1.B1:Sheet1.B1 Sheet1.B2:Sheet1.B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.995123959572441" calcext:value-type="float">
            <text:p>0.9951239596</text:p>
          </table:table-cell>
          <table:table-cell office:value-type="float" office:value="0.826793064205533" calcext:value-type="float">
            <text:p>0.8267930642</text:p>
          </table:table-cell>
        </table:table-row>
        <table:table-row table:style-name="ro1">
          <table:table-cell office:value-type="float" office:value="0.160802224477385" calcext:value-type="float">
            <text:p>0.1608022245</text:p>
          </table:table-cell>
          <table:table-cell office:value-type="float" office:value="-0.567449687665973" calcext:value-type="float">
            <text:p>-0.5674496877</text:p>
          </table:table-cell>
        </table:table-row>
        <table:table-row table:style-name="ro1">
          <table:table-cell office:value-type="float" office:value="0.719362504330033" calcext:value-type="float">
            <text:p>0.7193625043</text:p>
          </table:table-cell>
          <table:table-cell office:value-type="float" office:value="0.530029147544789" calcext:value-type="float">
            <text:p>0.5300291475</text:p>
          </table:table-cell>
        </table:table-row>
        <table:table-row table:style-name="ro1">
          <table:table-cell office:value-type="float" office:value="0.575121523911105" calcext:value-type="float">
            <text:p>0.5751215239</text:p>
          </table:table-cell>
          <table:table-cell office:value-type="float" office:value="0.167051269011085" calcext:value-type="float">
            <text:p>0.167051269</text:p>
          </table:table-cell>
        </table:table-row>
        <table:table-row table:style-name="ro1">
          <table:table-cell office:value-type="float" office:value="0.428364616586166" calcext:value-type="float">
            <text:p>0.4283646166</text:p>
          </table:table-cell>
          <table:table-cell office:value-type="float" office:value="-0.274502898261353" calcext:value-type="float">
            <text:p>-0.2745028983</text:p>
          </table:table-cell>
        </table:table-row>
        <table:table-row table:style-name="ro1">
          <table:table-cell office:value-type="float" office:value="0.398367683897502" calcext:value-type="float">
            <text:p>0.3983676839</text:p>
          </table:table-cell>
          <table:table-cell office:value-type="float" office:value="-0.279375024886321" calcext:value-type="float">
            <text:p>-0.2793750249</text:p>
          </table:table-cell>
        </table:table-row>
        <table:table-row table:style-name="ro1">
          <table:table-cell office:value-type="float" office:value="0.375068208290252" calcext:value-type="float">
            <text:p>0.3750682083</text:p>
          </table:table-cell>
          <table:table-cell office:value-type="float" office:value="-0.00417962629568563" calcext:value-type="float">
            <text:p>-0.0041796263</text:p>
          </table:table-cell>
        </table:table-row>
        <table:table-row table:style-name="ro1">
          <table:table-cell office:value-type="float" office:value="0.188723579446139" calcext:value-type="float">
            <text:p>0.1887235794</text:p>
          </table:table-cell>
          <table:table-cell office:value-type="float" office:value="-0.532110440641609" calcext:value-type="float">
            <text:p>-0.5321104406</text:p>
          </table:table-cell>
        </table:table-row>
        <table:table-row table:style-name="ro1">
          <table:table-cell office:value-type="float" office:value="0.223143497352909" calcext:value-type="float">
            <text:p>0.2231434974</text:p>
          </table:table-cell>
          <table:table-cell office:value-type="float" office:value="-0.467844146885253" calcext:value-type="float">
            <text:p>-0.4678441469</text:p>
          </table:table-cell>
        </table:table-row>
        <table:table-row table:style-name="ro1">
          <table:table-cell office:value-type="float" office:value="0.384866633941206" calcext:value-type="float">
            <text:p>0.3848666339</text:p>
          </table:table-cell>
          <table:table-cell office:value-type="float" office:value="-0.057042938939918" calcext:value-type="float">
            <text:p>-0.0570429389</text:p>
          </table:table-cell>
        </table:table-row>
        <table:table-row table:style-name="ro1">
          <table:table-cell office:value-type="float" office:value="0.350391507890951" calcext:value-type="float">
            <text:p>0.3503915079</text:p>
          </table:table-cell>
          <table:table-cell office:value-type="float" office:value="-0.189077085566746" calcext:value-type="float">
            <text:p>-0.1890770856</text:p>
          </table:table-cell>
        </table:table-row>
        <table:table-row table:style-name="ro1">
          <table:table-cell office:value-type="float" office:value="0.25884188303029" calcext:value-type="float">
            <text:p>0.258841883</text:p>
          </table:table-cell>
          <table:table-cell office:value-type="float" office:value="-0.177081100061612" calcext:value-type="float">
            <text:p>-0.1770811001</text:p>
          </table:table-cell>
        </table:table-row>
        <table:table-row table:style-name="ro1">
          <table:table-cell office:value-type="float" office:value="0.226970797962804" calcext:value-type="float">
            <text:p>0.226970798</text:p>
          </table:table-cell>
          <table:table-cell office:value-type="float" office:value="-0.545012260531677" calcext:value-type="float">
            <text:p>-0.5450122605</text:p>
          </table:table-cell>
        </table:table-row>
        <table:table-row table:style-name="ro1">
          <table:table-cell office:value-type="float" office:value="0.32810465452404" calcext:value-type="float">
            <text:p>0.3281046545</text:p>
          </table:table-cell>
          <table:table-cell office:value-type="float" office:value="-0.156849137827745" calcext:value-type="float">
            <text:p>-0.1568491378</text:p>
          </table:table-cell>
        </table:table-row>
        <table:table-row table:style-name="ro1">
          <table:table-cell office:value-type="float" office:value="0.66969996731237" calcext:value-type="float">
            <text:p>0.6696999673</text:p>
          </table:table-cell>
          <table:table-cell office:value-type="float" office:value="0.215788300533318" calcext:value-type="float">
            <text:p>0.2157883005</text:p>
          </table:table-cell>
        </table:table-row>
        <table:table-row table:style-name="ro1">
          <table:table-cell office:value-type="float" office:value="0.869638986502707" calcext:value-type="float">
            <text:p>0.8696389865</text:p>
          </table:table-cell>
          <table:table-cell office:value-type="float" office:value="0.498827757994703" calcext:value-type="float">
            <text:p>0.498827758</text:p>
          </table:table-cell>
        </table:table-row>
        <table:table-row table:style-name="ro1">
          <table:table-cell office:value-type="float" office:value="0.618325716590182" calcext:value-type="float">
            <text:p>0.6183257166</text:p>
          </table:table-cell>
          <table:table-cell office:value-type="float" office:value="0.0155964941266828" calcext:value-type="float">
            <text:p>0.0155964941</text:p>
          </table:table-cell>
        </table:table-row>
        <table:table-row table:style-name="ro1">
          <table:table-cell office:value-type="float" office:value="0.938535398562501" calcext:value-type="float">
            <text:p>0.9385353986</text:p>
          </table:table-cell>
          <table:table-cell office:value-type="float" office:value="0.690207315150313" calcext:value-type="float">
            <text:p>0.6902073152</text:p>
          </table:table-cell>
        </table:table-row>
        <table:table-row table:style-name="ro1">
          <table:table-cell office:value-type="float" office:value="0.253927408779499" calcext:value-type="float">
            <text:p>0.2539274088</text:p>
          </table:table-cell>
          <table:table-cell office:value-type="float" office:value="-0.369023563353333" calcext:value-type="float">
            <text:p>-0.3690235634</text:p>
          </table:table-cell>
        </table:table-row>
        <table:table-row table:style-name="ro1">
          <table:table-cell office:value-type="float" office:value="0.650828025902032" calcext:value-type="float">
            <text:p>0.6508280259</text:p>
          </table:table-cell>
          <table:table-cell office:value-type="float" office:value="0.368149769640685" calcext:value-type="float">
            <text:p>0.3681497696</text:p>
          </table:table-cell>
        </table:table-row>
        <table:table-row table:style-name="ro1">
          <table:table-cell office:value-type="float" office:value="0.192358752697903" calcext:value-type="float">
            <text:p>0.1923587527</text:p>
          </table:table-cell>
          <table:table-cell office:value-type="float" office:value="-0.571014016056972" calcext:value-type="float">
            <text:p>-0.5710140161</text:p>
          </table:table-cell>
        </table:table-row>
        <table:table-row table:style-name="ro1">
          <table:table-cell office:value-type="float" office:value="0.497517829728476" calcext:value-type="float">
            <text:p>0.4975178297</text:p>
          </table:table-cell>
          <table:table-cell office:value-type="float" office:value="-0.0214506064262197" calcext:value-type="float">
            <text:p>-0.0214506064</text:p>
          </table:table-cell>
        </table:table-row>
        <table:table-row table:style-name="ro1">
          <table:table-cell office:value-type="float" office:value="0.974806942545495" calcext:value-type="float">
            <text:p>0.9748069425</text:p>
          </table:table-cell>
          <table:table-cell office:value-type="float" office:value="0.984112204257403" calcext:value-type="float">
            <text:p>0.9841122043</text:p>
          </table:table-cell>
        </table:table-row>
        <table:table-row table:style-name="ro1">
          <table:table-cell office:value-type="float" office:value="0.200276666502089" calcext:value-type="float">
            <text:p>0.2002766665</text:p>
          </table:table-cell>
          <table:table-cell office:value-type="float" office:value="-0.417746619662491" calcext:value-type="float">
            <text:p>-0.4177466197</text:p>
          </table:table-cell>
        </table:table-row>
        <table:table-row table:style-name="ro1">
          <table:table-cell office:value-type="float" office:value="0.189199667106464" calcext:value-type="float">
            <text:p>0.1891996671</text:p>
          </table:table-cell>
          <table:table-cell office:value-type="float" office:value="-0.524418939586543" calcext:value-type="float">
            <text:p>-0.5244189396</text:p>
          </table:table-cell>
        </table:table-row>
        <table:table-row table:style-name="ro1">
          <table:table-cell office:value-type="float" office:value="0.286590460520034" calcext:value-type="float">
            <text:p>0.2865904605</text:p>
          </table:table-cell>
          <table:table-cell office:value-type="float" office:value="-0.285987599950182" calcext:value-type="float">
            <text:p>-0.2859876</text:p>
          </table:table-cell>
        </table:table-row>
        <table:table-row table:style-name="ro1">
          <table:table-cell office:value-type="float" office:value="0.105264892364804" calcext:value-type="float">
            <text:p>0.1052648924</text:p>
          </table:table-cell>
          <table:table-cell office:value-type="float" office:value="-0.49600954930148" calcext:value-type="float">
            <text:p>-0.4960095493</text:p>
          </table:table-cell>
        </table:table-row>
        <table:table-row table:style-name="ro1">
          <table:table-cell office:value-type="float" office:value="0.525281482845703" calcext:value-type="float">
            <text:p>0.5252814828</text:p>
          </table:table-cell>
          <table:table-cell office:value-type="float" office:value="0.096267950837536" calcext:value-type="float">
            <text:p>0.0962679508</text:p>
          </table:table-cell>
        </table:table-row>
        <table:table-row table:style-name="ro1">
          <table:table-cell office:value-type="float" office:value="0.164404602912252" calcext:value-type="float">
            <text:p>0.1644046029</text:p>
          </table:table-cell>
          <table:table-cell office:value-type="float" office:value="-0.631427104877293" calcext:value-type="float">
            <text:p>-0.6314271049</text:p>
          </table:table-cell>
        </table:table-row>
        <table:table-row table:style-name="ro1">
          <table:table-cell office:value-type="float" office:value="0.442007770947996" calcext:value-type="float">
            <text:p>0.4420077709</text:p>
          </table:table-cell>
          <table:table-cell office:value-type="float" office:value="-0.0462850055204062" calcext:value-type="float">
            <text:p>-0.0462850055</text:p>
          </table:table-cell>
        </table:table-row>
        <table:table-row table:style-name="ro1">
          <table:table-cell office:value-type="float" office:value="0.723237854902597" calcext:value-type="float">
            <text:p>0.7232378549</text:p>
          </table:table-cell>
          <table:table-cell office:value-type="float" office:value="-0.001104578641698" calcext:value-type="float">
            <text:p>-0.0011045786</text:p>
          </table:table-cell>
        </table:table-row>
        <table:table-row table:style-name="ro1">
          <table:table-cell office:value-type="float" office:value="0.509255906823675" calcext:value-type="float">
            <text:p>0.5092559068</text:p>
          </table:table-cell>
          <table:table-cell office:value-type="float" office:value="0.12483640967834" calcext:value-type="float">
            <text:p>0.1248364097</text:p>
          </table:table-cell>
        </table:table-row>
        <table:table-row table:style-name="ro1">
          <table:table-cell office:value-type="float" office:value="0.577064676477098" calcext:value-type="float">
            <text:p>0.5770646765</text:p>
          </table:table-cell>
          <table:table-cell office:value-type="float" office:value="0.169645059991848" calcext:value-type="float">
            <text:p>0.16964506</text:p>
          </table:table-cell>
        </table:table-row>
        <table:table-row table:style-name="ro1">
          <table:table-cell office:value-type="float" office:value="0.459625176658375" calcext:value-type="float">
            <text:p>0.4596251767</text:p>
          </table:table-cell>
          <table:table-cell office:value-type="float" office:value="-0.023420977251375" calcext:value-type="float">
            <text:p>-0.0234209773</text:p>
          </table:table-cell>
        </table:table-row>
        <table:table-row table:style-name="ro1">
          <table:table-cell office:value-type="float" office:value="0.129921824574322" calcext:value-type="float">
            <text:p>0.1299218246</text:p>
          </table:table-cell>
          <table:table-cell office:value-type="float" office:value="-0.395110046487815" calcext:value-type="float">
            <text:p>-0.3951100465</text:p>
          </table:table-cell>
        </table:table-row>
        <table:table-row table:style-name="ro1">
          <table:table-cell office:value-type="float" office:value="0.971368870598785" calcext:value-type="float">
            <text:p>0.9713688706</text:p>
          </table:table-cell>
          <table:table-cell office:value-type="float" office:value="0.802994232381024" calcext:value-type="float">
            <text:p>0.8029942324</text:p>
          </table:table-cell>
        </table:table-row>
        <table:table-row table:style-name="ro1">
          <table:table-cell office:value-type="float" office:value="0.939870725525817" calcext:value-type="float">
            <text:p>0.9398707255</text:p>
          </table:table-cell>
          <table:table-cell office:value-type="float" office:value="0.813344659280149" calcext:value-type="float">
            <text:p>0.8133446593</text:p>
          </table:table-cell>
        </table:table-row>
        <table:table-row table:style-name="ro1">
          <table:table-cell office:value-type="float" office:value="0.219050391687063" calcext:value-type="float">
            <text:p>0.2190503917</text:p>
          </table:table-cell>
          <table:table-cell office:value-type="float" office:value="-0.447520032614829" calcext:value-type="float">
            <text:p>-0.4475200326</text:p>
          </table:table-cell>
        </table:table-row>
        <table:table-row table:style-name="ro1">
          <table:table-cell office:value-type="float" office:value="0.459443798374343" calcext:value-type="float">
            <text:p>0.4594437984</text:p>
          </table:table-cell>
          <table:table-cell office:value-type="float" office:value="-0.182808073009194" calcext:value-type="float">
            <text:p>-0.182808073</text:p>
          </table:table-cell>
        </table:table-row>
        <table:table-row table:style-name="ro1">
          <table:table-cell office:value-type="float" office:value="0.986643935519621" calcext:value-type="float">
            <text:p>0.9866439355</text:p>
          </table:table-cell>
          <table:table-cell office:value-type="float" office:value="0.748760316138904" calcext:value-type="float">
            <text:p>0.7487603161</text:p>
          </table:table-cell>
        </table:table-row>
        <table:table-row table:style-name="ro1">
          <table:table-cell office:value-type="float" office:value="0.153668435984798" calcext:value-type="float">
            <text:p>0.153668436</text:p>
          </table:table-cell>
          <table:table-cell office:value-type="float" office:value="-0.718837560472255" calcext:value-type="float">
            <text:p>-0.7188375605</text:p>
          </table:table-cell>
        </table:table-row>
        <table:table-row table:style-name="ro1">
          <table:table-cell office:value-type="float" office:value="0.300504129242748" calcext:value-type="float">
            <text:p>0.3005041292</text:p>
          </table:table-cell>
          <table:table-cell office:value-type="float" office:value="-0.309698649787229" calcext:value-type="float">
            <text:p>-0.3096986498</text:p>
          </table:table-cell>
        </table:table-row>
        <table:table-row table:style-name="ro1">
          <table:table-cell office:value-type="float" office:value="0.74985345609319" calcext:value-type="float">
            <text:p>0.7498534561</text:p>
          </table:table-cell>
          <table:table-cell office:value-type="float" office:value="0.193686398911536" calcext:value-type="float">
            <text:p>0.1936863989</text:p>
          </table:table-cell>
        </table:table-row>
        <table:table-row table:style-name="ro1">
          <table:table-cell office:value-type="float" office:value="0.249837593403228" calcext:value-type="float">
            <text:p>0.2498375934</text:p>
          </table:table-cell>
          <table:table-cell office:value-type="float" office:value="-0.582749919582774" calcext:value-type="float">
            <text:p>-0.5827499196</text:p>
          </table:table-cell>
        </table:table-row>
        <table:table-row table:style-name="ro1">
          <table:table-cell office:value-type="float" office:value="0.0273676289302146" calcext:value-type="float">
            <text:p>0.0273676289</text:p>
          </table:table-cell>
          <table:table-cell office:value-type="float" office:value="-0.806664642164602" calcext:value-type="float">
            <text:p>-0.8066646422</text:p>
          </table:table-cell>
        </table:table-row>
        <table:table-row table:style-name="ro1">
          <table:table-cell office:value-type="float" office:value="0.977669871022668" calcext:value-type="float">
            <text:p>0.977669871</text:p>
          </table:table-cell>
          <table:table-cell office:value-type="float" office:value="0.875407175109515" calcext:value-type="float">
            <text:p>0.8754071751</text:p>
          </table:table-cell>
        </table:table-row>
        <table:table-row table:style-name="ro1">
          <table:table-cell office:value-type="float" office:value="0.856413250045462" calcext:value-type="float">
            <text:p>0.85641325</text:p>
          </table:table-cell>
          <table:table-cell office:value-type="float" office:value="0.511840448673775" calcext:value-type="float">
            <text:p>0.5118404487</text:p>
          </table:table-cell>
        </table:table-row>
        <table:table-row table:style-name="ro1">
          <table:table-cell office:value-type="float" office:value="0.212131425204428" calcext:value-type="float">
            <text:p>0.2121314252</text:p>
          </table:table-cell>
          <table:table-cell office:value-type="float" office:value="-0.328568767635597" calcext:value-type="float">
            <text:p>-0.3285687676</text:p>
          </table:table-cell>
        </table:table-row>
        <table:table-row table:style-name="ro1">
          <table:table-cell office:value-type="float" office:value="0.342674280773215" calcext:value-type="float">
            <text:p>0.3426742808</text:p>
          </table:table-cell>
          <table:table-cell office:value-type="float" office:value="-0.301286750419279" calcext:value-type="float">
            <text:p>-0.3012867504</text:p>
          </table:table-cell>
        </table:table-row>
        <table:table-row table:style-name="ro1">
          <table:table-cell office:value-type="float" office:value="0.900806552087033" calcext:value-type="float">
            <text:p>0.9008065521</text:p>
          </table:table-cell>
          <table:table-cell office:value-type="float" office:value="0.649836968150385" calcext:value-type="float">
            <text:p>0.6498369682</text:p>
          </table:table-cell>
        </table:table-row>
        <table:table-row table:style-name="ro1">
          <table:table-cell office:value-type="float" office:value="0.266648240790253" calcext:value-type="float">
            <text:p>0.2666482408</text:p>
          </table:table-cell>
          <table:table-cell office:value-type="float" office:value="-0.41044703267165" calcext:value-type="float">
            <text:p>-0.4104470327</text:p>
          </table:table-cell>
        </table:table-row>
        <table:table-row table:style-name="ro1">
          <table:table-cell office:value-type="float" office:value="0.385121419466206" calcext:value-type="float">
            <text:p>0.3851214195</text:p>
          </table:table-cell>
          <table:table-cell office:value-type="float" office:value="-0.204624779582537" calcext:value-type="float">
            <text:p>-0.2046247796</text:p>
          </table:table-cell>
        </table:table-row>
        <table:table-row table:style-name="ro1">
          <table:table-cell office:value-type="float" office:value="0.964600235063707" calcext:value-type="float">
            <text:p>0.9646002351</text:p>
          </table:table-cell>
          <table:table-cell office:value-type="float" office:value="0.777423375257209" calcext:value-type="float">
            <text:p>0.7774233753</text:p>
          </table:table-cell>
        </table:table-row>
        <table:table-row table:style-name="ro1">
          <table:table-cell office:value-type="float" office:value="0.236358724748736" calcext:value-type="float">
            <text:p>0.2363587247</text:p>
          </table:table-cell>
          <table:table-cell office:value-type="float" office:value="-0.617085623236084" calcext:value-type="float">
            <text:p>-0.6170856232</text:p>
          </table:table-cell>
        </table:table-row>
        <table:table-row table:style-name="ro1">
          <table:table-cell office:value-type="float" office:value="0.164337584489572" calcext:value-type="float">
            <text:p>0.1643375845</text:p>
          </table:table-cell>
          <table:table-cell office:value-type="float" office:value="-0.541262201746339" calcext:value-type="float">
            <text:p>-0.5412622017</text:p>
          </table:table-cell>
        </table:table-row>
        <table:table-row table:style-name="ro1">
          <table:table-cell office:value-type="float" office:value="0.497100620335644" calcext:value-type="float">
            <text:p>0.4971006203</text:p>
          </table:table-cell>
          <table:table-cell office:value-type="float" office:value="0.1297767257981" calcext:value-type="float">
            <text:p>0.1297767258</text:p>
          </table:table-cell>
        </table:table-row>
        <table:table-row table:style-name="ro1">
          <table:table-cell office:value-type="float" office:value="0.592544256285961" calcext:value-type="float">
            <text:p>0.5925442563</text:p>
          </table:table-cell>
          <table:table-cell office:value-type="float" office:value="0.128792652426233" calcext:value-type="float">
            <text:p>0.1287926524</text:p>
          </table:table-cell>
        </table:table-row>
        <table:table-row table:style-name="ro1">
          <table:table-cell office:value-type="float" office:value="0.296464259377869" calcext:value-type="float">
            <text:p>0.2964642594</text:p>
          </table:table-cell>
          <table:table-cell office:value-type="float" office:value="-0.193309536814631" calcext:value-type="float">
            <text:p>-0.1933095368</text:p>
          </table:table-cell>
        </table:table-row>
        <table:table-row table:style-name="ro1">
          <table:table-cell office:value-type="float" office:value="0.70376194769718" calcext:value-type="float">
            <text:p>0.7037619477</text:p>
          </table:table-cell>
          <table:table-cell office:value-type="float" office:value="0.495781115831897" calcext:value-type="float">
            <text:p>0.4957811158</text:p>
          </table:table-cell>
        </table:table-row>
        <table:table-row table:style-name="ro1">
          <table:table-cell office:value-type="float" office:value="0.163038849559202" calcext:value-type="float">
            <text:p>0.1630388496</text:p>
          </table:table-cell>
          <table:table-cell office:value-type="float" office:value="-0.545160931653133" calcext:value-type="float">
            <text:p>-0.5451609317</text:p>
          </table:table-cell>
        </table:table-row>
        <table:table-row table:style-name="ro1">
          <table:table-cell office:value-type="float" office:value="0.0216012684285342" calcext:value-type="float">
            <text:p>0.0216012684</text:p>
          </table:table-cell>
          <table:table-cell office:value-type="float" office:value="-0.862945087907494" calcext:value-type="float">
            <text:p>-0.8629450879</text:p>
          </table:table-cell>
        </table:table-row>
        <table:table-row table:style-name="ro1">
          <table:table-cell office:value-type="float" office:value="0.915328956717984" calcext:value-type="float">
            <text:p>0.9153289567</text:p>
          </table:table-cell>
          <table:table-cell office:value-type="float" office:value="0.743467117385376" calcext:value-type="float">
            <text:p>0.7434671174</text:p>
          </table:table-cell>
        </table:table-row>
        <table:table-row table:style-name="ro1">
          <table:table-cell office:value-type="float" office:value="0.860940703705506" calcext:value-type="float">
            <text:p>0.8609407037</text:p>
          </table:table-cell>
          <table:table-cell office:value-type="float" office:value="0.647250168928133" calcext:value-type="float">
            <text:p>0.6472501689</text:p>
          </table:table-cell>
        </table:table-row>
        <table:table-row table:style-name="ro1">
          <table:table-cell office:value-type="float" office:value="0.491875958585714" calcext:value-type="float">
            <text:p>0.4918759586</text:p>
          </table:table-cell>
          <table:table-cell office:value-type="float" office:value="-0.0666529197436108" calcext:value-type="float">
            <text:p>-0.0666529197</text:p>
          </table:table-cell>
        </table:table-row>
        <table:table-row table:style-name="ro1">
          <table:table-cell office:value-type="float" office:value="0.56956759900585" calcext:value-type="float">
            <text:p>0.569567599</text:p>
          </table:table-cell>
          <table:table-cell office:value-type="float" office:value="0.113615273533054" calcext:value-type="float">
            <text:p>0.1136152735</text:p>
          </table:table-cell>
        </table:table-row>
        <table:table-row table:style-name="ro1">
          <table:table-cell office:value-type="float" office:value="0.17218735544975" calcext:value-type="float">
            <text:p>0.1721873554</text:p>
          </table:table-cell>
          <table:table-cell office:value-type="float" office:value="-0.454182661279333" calcext:value-type="float">
            <text:p>-0.4541826613</text:p>
          </table:table-cell>
        </table:table-row>
        <table:table-row table:style-name="ro1">
          <table:table-cell office:value-type="float" office:value="0.952293903790103" calcext:value-type="float">
            <text:p>0.9522939038</text:p>
          </table:table-cell>
          <table:table-cell office:value-type="float" office:value="0.786237504940539" calcext:value-type="float">
            <text:p>0.7862375049</text:p>
          </table:table-cell>
        </table:table-row>
        <table:table-row table:style-name="ro1">
          <table:table-cell office:value-type="float" office:value="0.973639392194323" calcext:value-type="float">
            <text:p>0.9736393922</text:p>
          </table:table-cell>
          <table:table-cell office:value-type="float" office:value="0.80278447844602" calcext:value-type="float">
            <text:p>0.8027844784</text:p>
          </table:table-cell>
        </table:table-row>
        <table:table-row table:style-name="ro1">
          <table:table-cell office:value-type="float" office:value="0.957109425544637" calcext:value-type="float">
            <text:p>0.9571094255</text:p>
          </table:table-cell>
          <table:table-cell office:value-type="float" office:value="0.675692554565761" calcext:value-type="float">
            <text:p>0.6756925546</text:p>
          </table:table-cell>
        </table:table-row>
        <table:table-row table:style-name="ro1">
          <table:table-cell office:value-type="float" office:value="0.659308322566429" calcext:value-type="float">
            <text:p>0.6593083226</text:p>
          </table:table-cell>
          <table:table-cell office:value-type="float" office:value="0.398079879837786" calcext:value-type="float">
            <text:p>0.3980798798</text:p>
          </table:table-cell>
        </table:table-row>
        <table:table-row table:style-name="ro1">
          <table:table-cell office:value-type="float" office:value="0.321092428243532" calcext:value-type="float">
            <text:p>0.3210924282</text:p>
          </table:table-cell>
          <table:table-cell office:value-type="float" office:value="-0.267697207599399" calcext:value-type="float">
            <text:p>-0.2676972076</text:p>
          </table:table-cell>
        </table:table-row>
        <table:table-row table:style-name="ro1">
          <table:table-cell office:value-type="float" office:value="0.584337327137295" calcext:value-type="float">
            <text:p>0.5843373271</text:p>
          </table:table-cell>
          <table:table-cell office:value-type="float" office:value="0.0423448239691279" calcext:value-type="float">
            <text:p>0.042344824</text:p>
          </table:table-cell>
        </table:table-row>
        <table:table-row table:style-name="ro1">
          <table:table-cell office:value-type="float" office:value="0.125850843246913" calcext:value-type="float">
            <text:p>0.1258508432</text:p>
          </table:table-cell>
          <table:table-cell office:value-type="float" office:value="-0.814164280439013" calcext:value-type="float">
            <text:p>-0.8141642804</text:p>
          </table:table-cell>
        </table:table-row>
        <table:table-row table:style-name="ro1">
          <table:table-cell office:value-type="float" office:value="0.802119425036449" calcext:value-type="float">
            <text:p>0.802119425</text:p>
          </table:table-cell>
          <table:table-cell office:value-type="float" office:value="0.535034839637748" calcext:value-type="float">
            <text:p>0.5350348396</text:p>
          </table:table-cell>
        </table:table-row>
        <table:table-row table:style-name="ro1">
          <table:table-cell office:value-type="float" office:value="0.603544139189837" calcext:value-type="float">
            <text:p>0.6035441392</text:p>
          </table:table-cell>
          <table:table-cell office:value-type="float" office:value="0.354101231823561" calcext:value-type="float">
            <text:p>0.3541012318</text:p>
          </table:table-cell>
        </table:table-row>
        <table:table-row table:style-name="ro1">
          <table:table-cell office:value-type="float" office:value="0.107519694417901" calcext:value-type="float">
            <text:p>0.1075196944</text:p>
          </table:table-cell>
          <table:table-cell office:value-type="float" office:value="-0.729673326274961" calcext:value-type="float">
            <text:p>-0.7296733263</text:p>
          </table:table-cell>
        </table:table-row>
        <table:table-row table:style-name="ro1">
          <table:table-cell office:value-type="float" office:value="0.900376569523673" calcext:value-type="float">
            <text:p>0.9003765695</text:p>
          </table:table-cell>
          <table:table-cell office:value-type="float" office:value="0.603166433138277" calcext:value-type="float">
            <text:p>0.6031664331</text:p>
          </table:table-cell>
        </table:table-row>
        <table:table-row table:style-name="ro1">
          <table:table-cell office:value-type="float" office:value="0.404780399205859" calcext:value-type="float">
            <text:p>0.4047803992</text:p>
          </table:table-cell>
          <table:table-cell office:value-type="float" office:value="-0.083902786207162" calcext:value-type="float">
            <text:p>-0.0839027862</text:p>
          </table:table-cell>
        </table:table-row>
        <table:table-row table:style-name="ro1">
          <table:table-cell office:value-type="float" office:value="0.48749907656565" calcext:value-type="float">
            <text:p>0.4874990766</text:p>
          </table:table-cell>
          <table:table-cell office:value-type="float" office:value="-0.065000727146818" calcext:value-type="float">
            <text:p>-0.0650007271</text:p>
          </table:table-cell>
        </table:table-row>
        <table:table-row table:style-name="ro1">
          <table:table-cell office:value-type="float" office:value="0.590074606297411" calcext:value-type="float">
            <text:p>0.5900746063</text:p>
          </table:table-cell>
          <table:table-cell office:value-type="float" office:value="0.0505160684050313" calcext:value-type="float">
            <text:p>0.0505160684</text:p>
          </table:table-cell>
        </table:table-row>
        <table:table-row table:style-name="ro1">
          <table:table-cell office:value-type="float" office:value="0.92526270089671" calcext:value-type="float">
            <text:p>0.9252627009</text:p>
          </table:table-cell>
          <table:table-cell office:value-type="float" office:value="0.704755783615172" calcext:value-type="float">
            <text:p>0.7047557836</text:p>
          </table:table-cell>
        </table:table-row>
        <table:table-row table:style-name="ro1">
          <table:table-cell office:value-type="float" office:value="0.115154119289169" calcext:value-type="float">
            <text:p>0.1151541193</text:p>
          </table:table-cell>
          <table:table-cell office:value-type="float" office:value="-0.706710300398576" calcext:value-type="float">
            <text:p>-0.7067103004</text:p>
          </table:table-cell>
        </table:table-row>
        <table:table-row table:style-name="ro1">
          <table:table-cell office:value-type="float" office:value="0.487931290564478" calcext:value-type="float">
            <text:p>0.4879312906</text:p>
          </table:table-cell>
          <table:table-cell office:value-type="float" office:value="-0.0886121466604359" calcext:value-type="float">
            <text:p>-0.0886121467</text:p>
          </table:table-cell>
        </table:table-row>
        <table:table-row table:style-name="ro1">
          <table:table-cell office:value-type="float" office:value="0.43996419714585" calcext:value-type="float">
            <text:p>0.4399641971</text:p>
          </table:table-cell>
          <table:table-cell office:value-type="float" office:value="-0.135684567943624" calcext:value-type="float">
            <text:p>-0.1356845679</text:p>
          </table:table-cell>
        </table:table-row>
        <table:table-row table:style-name="ro1">
          <table:table-cell office:value-type="float" office:value="0.447584428468787" calcext:value-type="float">
            <text:p>0.4475844285</text:p>
          </table:table-cell>
          <table:table-cell office:value-type="float" office:value="-0.0629060283483549" calcext:value-type="float">
            <text:p>-0.0629060283</text:p>
          </table:table-cell>
        </table:table-row>
        <table:table-row table:style-name="ro1">
          <table:table-cell office:value-type="float" office:value="0.0803896187919328" calcext:value-type="float">
            <text:p>0.0803896188</text:p>
          </table:table-cell>
          <table:table-cell office:value-type="float" office:value="-0.688124585457923" calcext:value-type="float">
            <text:p>-0.6881245855</text:p>
          </table:table-cell>
        </table:table-row>
        <table:table-row table:style-name="ro1">
          <table:table-cell office:value-type="float" office:value="0.744582285687745" calcext:value-type="float">
            <text:p>0.7445822857</text:p>
          </table:table-cell>
          <table:table-cell office:value-type="float" office:value="0.342201281423583" calcext:value-type="float">
            <text:p>0.3422012814</text:p>
          </table:table-cell>
        </table:table-row>
        <table:table-row table:style-name="ro1">
          <table:table-cell office:value-type="float" office:value="0.288203970424858" calcext:value-type="float">
            <text:p>0.2882039704</text:p>
          </table:table-cell>
          <table:table-cell office:value-type="float" office:value="-0.220512782925794" calcext:value-type="float">
            <text:p>-0.2205127829</text:p>
          </table:table-cell>
        </table:table-row>
        <table:table-row table:style-name="ro1">
          <table:table-cell office:value-type="float" office:value="0.188153591280838" calcext:value-type="float">
            <text:p>0.1881535913</text:p>
          </table:table-cell>
          <table:table-cell office:value-type="float" office:value="-0.536156979523216" calcext:value-type="float">
            <text:p>-0.5361569795</text:p>
          </table:table-cell>
        </table:table-row>
        <table:table-row table:style-name="ro1">
          <table:table-cell office:value-type="float" office:value="0.828213038368111" calcext:value-type="float">
            <text:p>0.8282130384</text:p>
          </table:table-cell>
          <table:table-cell office:value-type="float" office:value="0.575128517471755" calcext:value-type="float">
            <text:p>0.5751285175</text:p>
          </table:table-cell>
        </table:table-row>
        <table:table-row table:style-name="ro1">
          <table:table-cell office:value-type="float" office:value="0.777723130368462" calcext:value-type="float">
            <text:p>0.7777231304</text:p>
          </table:table-cell>
          <table:table-cell office:value-type="float" office:value="0.624998057087976" calcext:value-type="float">
            <text:p>0.6249980571</text:p>
          </table:table-cell>
        </table:table-row>
        <table:table-row table:style-name="ro1">
          <table:table-cell office:value-type="float" office:value="0.526107681637402" calcext:value-type="float">
            <text:p>0.5261076816</text:p>
          </table:table-cell>
          <table:table-cell office:value-type="float" office:value="-0.0794962617496643" calcext:value-type="float">
            <text:p>-0.0794962617</text:p>
          </table:table-cell>
        </table:table-row>
        <table:table-row table:style-name="ro1">
          <table:table-cell office:value-type="float" office:value="0.740258105731319" calcext:value-type="float">
            <text:p>0.7402581057</text:p>
          </table:table-cell>
          <table:table-cell office:value-type="float" office:value="0.437832119902353" calcext:value-type="float">
            <text:p>0.4378321199</text:p>
          </table:table-cell>
        </table:table-row>
        <table:table-row table:style-name="ro1">
          <table:table-cell office:value-type="float" office:value="0.189433825298484" calcext:value-type="float">
            <text:p>0.1894338253</text:p>
          </table:table-cell>
          <table:table-cell office:value-type="float" office:value="-0.413199140657225" calcext:value-type="float">
            <text:p>-0.4131991407</text:p>
          </table:table-cell>
        </table:table-row>
        <table:table-row table:style-name="ro1">
          <table:table-cell office:value-type="float" office:value="0.986703103516613" calcext:value-type="float">
            <text:p>0.9867031035</text:p>
          </table:table-cell>
          <table:table-cell office:value-type="float" office:value="0.95151947386345" calcext:value-type="float">
            <text:p>0.9515194739</text:p>
          </table:table-cell>
        </table:table-row>
        <table:table-row table:style-name="ro1">
          <table:table-cell office:value-type="float" office:value="0.836804958712864" calcext:value-type="float">
            <text:p>0.8368049587</text:p>
          </table:table-cell>
          <table:table-cell office:value-type="float" office:value="0.496888819092382" calcext:value-type="float">
            <text:p>0.4968888191</text:p>
          </table:table-cell>
        </table:table-row>
        <table:table-row table:style-name="ro1">
          <table:table-cell office:value-type="float" office:value="0.251343786937045" calcext:value-type="float">
            <text:p>0.2513437869</text:p>
          </table:table-cell>
          <table:table-cell office:value-type="float" office:value="-0.419105689375562" calcext:value-type="float">
            <text:p>-0.4191056894</text:p>
          </table:table-cell>
        </table:table-row>
        <table:table-row table:style-name="ro1">
          <table:table-cell office:value-type="float" office:value="0.00245393140027606" calcext:value-type="float">
            <text:p>0.0024539314</text:p>
          </table:table-cell>
          <table:table-cell office:value-type="float" office:value="-0.669370000757431" calcext:value-type="float">
            <text:p>-0.6693700008</text:p>
          </table:table-cell>
        </table:table-row>
        <table:table-row table:style-name="ro1">
          <table:table-cell office:value-type="float" office:value="0.00971580147362347" calcext:value-type="float">
            <text:p>0.0097158015</text:p>
          </table:table-cell>
          <table:table-cell office:value-type="float" office:value="-0.914176000967528" calcext:value-type="float">
            <text:p>-0.914176001</text:p>
          </table:table-cell>
        </table:table-row>
        <table:table-row table:style-name="ro1">
          <table:table-cell office:value-type="float" office:value="0.209757846869049" calcext:value-type="float">
            <text:p>0.2097578469</text:p>
          </table:table-cell>
          <table:table-cell office:value-type="float" office:value="-0.596414148274963" calcext:value-type="float">
            <text:p>-0.5964141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/00/0000</text:date>, <text:time style:data-style-name="N2" text:time-value="21:23:26.2100579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7:23:36.308702999</meta:creation-date>
    <meta:editing-duration>PT11M</meta:editing-duration>
    <meta:editing-cycles>3</meta:editing-cycles>
    <meta:generator>LibreOffice/5.1.6.2$Linux_X86_64 LibreOffice_project/10m0$Build-2</meta:generator>
    <dc:date>2017-05-01T21:27:09.539900577</dc:date>
    <meta:document-statistic meta:table-count="1" meta:cell-count="20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39cm" svg:y="0.315cm" chart:style-name="ch2">
          <text:p>-0.8 + 1.625x + eps</text:p>
        </chart:title>
        <chart:legend chart:legend-position="end" svg:x="13.186cm" svg:y="3.968cm" style:legend-expansion="high" chart:style-name="ch3"/>
        <chart:plot-area chart:style-name="ch4" table:cell-range-address="Sheet1.A2:Sheet1.B101 Sheet1.B1:Sheet1.B1" chart:data-source-has-labels="row" svg:x="0.32cm" svg:y="1.28cm" svg:width="12.546cm" svg:height="7.54cm">
          <chartooo:coordinate-region svg:x="1.17cm" svg:y="1.471cm" svg:width="11.449cm" svg:height="7.15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1" chart:label-cell-address="Sheet1.B1:Sheet1.B1" chart:class="chart:scatter">
            <chart:domain table:cell-range-address="Sheet1.A2:Sheet1.A101"/>
            <chart:regression-curve chart:style-name="ch8">
              <chart:equation chart:display-equation="true" chart:display-r-square="true"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5123959572441">
                <text:p>0.995123959572441</text:p>
                <draw:g>
                  <svg:desc>Sheet1.A2:Sheet1.A101</svg:desc>
                </draw:g>
              </table:table-cell>
              <table:table-cell office:value-type="float" office:value="0.826793064205533">
                <text:p>0.826793064205533</text:p>
                <draw:g>
                  <svg:desc>Sheet1.B2:Sheet1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0802224477385">
                <text:p>0.160802224477385</text:p>
              </table:table-cell>
              <table:table-cell office:value-type="float" office:value="-0.567449687665973">
                <text:p>-0.5674496876659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19362504330033">
                <text:p>0.719362504330033</text:p>
              </table:table-cell>
              <table:table-cell office:value-type="float" office:value="0.530029147544789">
                <text:p>0.5300291475447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75121523911105">
                <text:p>0.575121523911105</text:p>
              </table:table-cell>
              <table:table-cell office:value-type="float" office:value="0.167051269011085">
                <text:p>0.167051269011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28364616586166">
                <text:p>0.428364616586166</text:p>
              </table:table-cell>
              <table:table-cell office:value-type="float" office:value="-0.274502898261353">
                <text:p>-0.27450289826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98367683897502">
                <text:p>0.398367683897502</text:p>
              </table:table-cell>
              <table:table-cell office:value-type="float" office:value="-0.279375024886321">
                <text:p>-0.2793750248863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5068208290252">
                <text:p>0.375068208290252</text:p>
              </table:table-cell>
              <table:table-cell office:value-type="float" office:value="-0.00417962629568563">
                <text:p>-0.004179626295685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88723579446139">
                <text:p>0.188723579446139</text:p>
              </table:table-cell>
              <table:table-cell office:value-type="float" office:value="-0.532110440641609">
                <text:p>-0.5321104406416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3143497352909">
                <text:p>0.223143497352909</text:p>
              </table:table-cell>
              <table:table-cell office:value-type="float" office:value="-0.467844146885253">
                <text:p>-0.4678441468852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84866633941206">
                <text:p>0.384866633941206</text:p>
              </table:table-cell>
              <table:table-cell office:value-type="float" office:value="-0.057042938939918">
                <text:p>-0.0570429389399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50391507890951">
                <text:p>0.350391507890951</text:p>
              </table:table-cell>
              <table:table-cell office:value-type="float" office:value="-0.189077085566746">
                <text:p>-0.1890770855667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5884188303029">
                <text:p>0.25884188303029</text:p>
              </table:table-cell>
              <table:table-cell office:value-type="float" office:value="-0.177081100061612">
                <text:p>-0.1770811000616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26970797962804">
                <text:p>0.226970797962804</text:p>
              </table:table-cell>
              <table:table-cell office:value-type="float" office:value="-0.545012260531677">
                <text:p>-0.5450122605316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810465452404">
                <text:p>0.32810465452404</text:p>
              </table:table-cell>
              <table:table-cell office:value-type="float" office:value="-0.156849137827745">
                <text:p>-0.1568491378277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969996731237">
                <text:p>0.66969996731237</text:p>
              </table:table-cell>
              <table:table-cell office:value-type="float" office:value="0.215788300533318">
                <text:p>0.2157883005333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69638986502707">
                <text:p>0.869638986502707</text:p>
              </table:table-cell>
              <table:table-cell office:value-type="float" office:value="0.498827757994703">
                <text:p>0.4988277579947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18325716590182">
                <text:p>0.618325716590182</text:p>
              </table:table-cell>
              <table:table-cell office:value-type="float" office:value="0.0155964941266828">
                <text:p>0.01559649412668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38535398562501">
                <text:p>0.938535398562501</text:p>
              </table:table-cell>
              <table:table-cell office:value-type="float" office:value="0.690207315150313">
                <text:p>0.6902073151503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53927408779499">
                <text:p>0.253927408779499</text:p>
              </table:table-cell>
              <table:table-cell office:value-type="float" office:value="-0.369023563353333">
                <text:p>-0.36902356335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0828025902032">
                <text:p>0.650828025902032</text:p>
              </table:table-cell>
              <table:table-cell office:value-type="float" office:value="0.368149769640685">
                <text:p>0.3681497696406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92358752697903">
                <text:p>0.192358752697903</text:p>
              </table:table-cell>
              <table:table-cell office:value-type="float" office:value="-0.571014016056972">
                <text:p>-0.5710140160569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97517829728476">
                <text:p>0.497517829728476</text:p>
              </table:table-cell>
              <table:table-cell office:value-type="float" office:value="-0.0214506064262197">
                <text:p>-0.02145060642621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74806942545495">
                <text:p>0.974806942545495</text:p>
              </table:table-cell>
              <table:table-cell office:value-type="float" office:value="0.984112204257403">
                <text:p>0.9841122042574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0276666502089">
                <text:p>0.200276666502089</text:p>
              </table:table-cell>
              <table:table-cell office:value-type="float" office:value="-0.417746619662491">
                <text:p>-0.4177466196624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89199667106464">
                <text:p>0.189199667106464</text:p>
              </table:table-cell>
              <table:table-cell office:value-type="float" office:value="-0.524418939586543">
                <text:p>-0.5244189395865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86590460520034">
                <text:p>0.286590460520034</text:p>
              </table:table-cell>
              <table:table-cell office:value-type="float" office:value="-0.285987599950182">
                <text:p>-0.28598759995018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5264892364804">
                <text:p>0.105264892364804</text:p>
              </table:table-cell>
              <table:table-cell office:value-type="float" office:value="-0.49600954930148">
                <text:p>-0.496009549301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25281482845703">
                <text:p>0.525281482845703</text:p>
              </table:table-cell>
              <table:table-cell office:value-type="float" office:value="0.096267950837536">
                <text:p>0.0962679508375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4404602912252">
                <text:p>0.164404602912252</text:p>
              </table:table-cell>
              <table:table-cell office:value-type="float" office:value="-0.631427104877293">
                <text:p>-0.6314271048772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42007770947996">
                <text:p>0.442007770947996</text:p>
              </table:table-cell>
              <table:table-cell office:value-type="float" office:value="-0.0462850055204062">
                <text:p>-0.046285005520406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23237854902597">
                <text:p>0.723237854902597</text:p>
              </table:table-cell>
              <table:table-cell office:value-type="float" office:value="-0.001104578641698">
                <text:p>-0.001104578641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09255906823675">
                <text:p>0.509255906823675</text:p>
              </table:table-cell>
              <table:table-cell office:value-type="float" office:value="0.12483640967834">
                <text:p>0.1248364096783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77064676477098">
                <text:p>0.577064676477098</text:p>
              </table:table-cell>
              <table:table-cell office:value-type="float" office:value="0.169645059991848">
                <text:p>0.1696450599918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59625176658375">
                <text:p>0.459625176658375</text:p>
              </table:table-cell>
              <table:table-cell office:value-type="float" office:value="-0.023420977251375">
                <text:p>-0.023420977251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9921824574322">
                <text:p>0.129921824574322</text:p>
              </table:table-cell>
              <table:table-cell office:value-type="float" office:value="-0.395110046487815">
                <text:p>-0.395110046487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71368870598785">
                <text:p>0.971368870598785</text:p>
              </table:table-cell>
              <table:table-cell office:value-type="float" office:value="0.802994232381024">
                <text:p>0.8029942323810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39870725525817">
                <text:p>0.939870725525817</text:p>
              </table:table-cell>
              <table:table-cell office:value-type="float" office:value="0.813344659280149">
                <text:p>0.81334465928014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9050391687063">
                <text:p>0.219050391687063</text:p>
              </table:table-cell>
              <table:table-cell office:value-type="float" office:value="-0.447520032614829">
                <text:p>-0.44752003261482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9443798374343">
                <text:p>0.459443798374343</text:p>
              </table:table-cell>
              <table:table-cell office:value-type="float" office:value="-0.182808073009194">
                <text:p>-0.182808073009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86643935519621">
                <text:p>0.986643935519621</text:p>
              </table:table-cell>
              <table:table-cell office:value-type="float" office:value="0.748760316138904">
                <text:p>0.7487603161389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53668435984798">
                <text:p>0.153668435984798</text:p>
              </table:table-cell>
              <table:table-cell office:value-type="float" office:value="-0.718837560472255">
                <text:p>-0.7188375604722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00504129242748">
                <text:p>0.300504129242748</text:p>
              </table:table-cell>
              <table:table-cell office:value-type="float" office:value="-0.309698649787229">
                <text:p>-0.3096986497872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74985345609319">
                <text:p>0.74985345609319</text:p>
              </table:table-cell>
              <table:table-cell office:value-type="float" office:value="0.193686398911536">
                <text:p>0.19368639891153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49837593403228">
                <text:p>0.249837593403228</text:p>
              </table:table-cell>
              <table:table-cell office:value-type="float" office:value="-0.582749919582774">
                <text:p>-0.5827499195827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273676289302146">
                <text:p>0.0273676289302146</text:p>
              </table:table-cell>
              <table:table-cell office:value-type="float" office:value="-0.806664642164602">
                <text:p>-0.80666464216460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77669871022668">
                <text:p>0.977669871022668</text:p>
              </table:table-cell>
              <table:table-cell office:value-type="float" office:value="0.875407175109515">
                <text:p>0.8754071751095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56413250045462">
                <text:p>0.856413250045462</text:p>
              </table:table-cell>
              <table:table-cell office:value-type="float" office:value="0.511840448673775">
                <text:p>0.5118404486737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12131425204428">
                <text:p>0.212131425204428</text:p>
              </table:table-cell>
              <table:table-cell office:value-type="float" office:value="-0.328568767635597">
                <text:p>-0.3285687676355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342674280773215">
                <text:p>0.342674280773215</text:p>
              </table:table-cell>
              <table:table-cell office:value-type="float" office:value="-0.301286750419279">
                <text:p>-0.3012867504192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0806552087033">
                <text:p>0.900806552087033</text:p>
              </table:table-cell>
              <table:table-cell office:value-type="float" office:value="0.649836968150385">
                <text:p>0.6498369681503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66648240790253">
                <text:p>0.266648240790253</text:p>
              </table:table-cell>
              <table:table-cell office:value-type="float" office:value="-0.41044703267165">
                <text:p>-0.410447032671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385121419466206">
                <text:p>0.385121419466206</text:p>
              </table:table-cell>
              <table:table-cell office:value-type="float" office:value="-0.204624779582537">
                <text:p>-0.204624779582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964600235063707">
                <text:p>0.964600235063707</text:p>
              </table:table-cell>
              <table:table-cell office:value-type="float" office:value="0.777423375257209">
                <text:p>0.7774233752572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36358724748736">
                <text:p>0.236358724748736</text:p>
              </table:table-cell>
              <table:table-cell office:value-type="float" office:value="-0.617085623236084">
                <text:p>-0.6170856232360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64337584489572">
                <text:p>0.164337584489572</text:p>
              </table:table-cell>
              <table:table-cell office:value-type="float" office:value="-0.541262201746339">
                <text:p>-0.541262201746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7100620335644">
                <text:p>0.497100620335644</text:p>
              </table:table-cell>
              <table:table-cell office:value-type="float" office:value="0.1297767257981">
                <text:p>0.129776725798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2544256285961">
                <text:p>0.592544256285961</text:p>
              </table:table-cell>
              <table:table-cell office:value-type="float" office:value="0.128792652426233">
                <text:p>0.1287926524262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6464259377869">
                <text:p>0.296464259377869</text:p>
              </table:table-cell>
              <table:table-cell office:value-type="float" office:value="-0.193309536814631">
                <text:p>-0.1933095368146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0376194769718">
                <text:p>0.70376194769718</text:p>
              </table:table-cell>
              <table:table-cell office:value-type="float" office:value="0.495781115831897">
                <text:p>0.4957811158318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3038849559202">
                <text:p>0.163038849559202</text:p>
              </table:table-cell>
              <table:table-cell office:value-type="float" office:value="-0.545160931653133">
                <text:p>-0.5451609316531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216012684285342">
                <text:p>0.0216012684285342</text:p>
              </table:table-cell>
              <table:table-cell office:value-type="float" office:value="-0.862945087907494">
                <text:p>-0.8629450879074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915328956717984">
                <text:p>0.915328956717984</text:p>
              </table:table-cell>
              <table:table-cell office:value-type="float" office:value="0.743467117385376">
                <text:p>0.7434671173853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60940703705506">
                <text:p>0.860940703705506</text:p>
              </table:table-cell>
              <table:table-cell office:value-type="float" office:value="0.647250168928133">
                <text:p>0.6472501689281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491875958585714">
                <text:p>0.491875958585714</text:p>
              </table:table-cell>
              <table:table-cell office:value-type="float" office:value="-0.0666529197436108">
                <text:p>-0.06665291974361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6956759900585">
                <text:p>0.56956759900585</text:p>
              </table:table-cell>
              <table:table-cell office:value-type="float" office:value="0.113615273533054">
                <text:p>0.1136152735330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218735544975">
                <text:p>0.17218735544975</text:p>
              </table:table-cell>
              <table:table-cell office:value-type="float" office:value="-0.454182661279333">
                <text:p>-0.454182661279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52293903790103">
                <text:p>0.952293903790103</text:p>
              </table:table-cell>
              <table:table-cell office:value-type="float" office:value="0.786237504940539">
                <text:p>0.78623750494053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73639392194323">
                <text:p>0.973639392194323</text:p>
              </table:table-cell>
              <table:table-cell office:value-type="float" office:value="0.80278447844602">
                <text:p>0.80278447844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957109425544637">
                <text:p>0.957109425544637</text:p>
              </table:table-cell>
              <table:table-cell office:value-type="float" office:value="0.675692554565761">
                <text:p>0.67569255456576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659308322566429">
                <text:p>0.659308322566429</text:p>
              </table:table-cell>
              <table:table-cell office:value-type="float" office:value="0.398079879837786">
                <text:p>0.3980798798377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1092428243532">
                <text:p>0.321092428243532</text:p>
              </table:table-cell>
              <table:table-cell office:value-type="float" office:value="-0.267697207599399">
                <text:p>-0.2676972075993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584337327137295">
                <text:p>0.584337327137295</text:p>
              </table:table-cell>
              <table:table-cell office:value-type="float" office:value="0.0423448239691279">
                <text:p>0.042344823969127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125850843246913">
                <text:p>0.125850843246913</text:p>
              </table:table-cell>
              <table:table-cell office:value-type="float" office:value="-0.814164280439013">
                <text:p>-0.814164280439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02119425036449">
                <text:p>0.802119425036449</text:p>
              </table:table-cell>
              <table:table-cell office:value-type="float" office:value="0.535034839637748">
                <text:p>0.53503483963774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603544139189837">
                <text:p>0.603544139189837</text:p>
              </table:table-cell>
              <table:table-cell office:value-type="float" office:value="0.354101231823561">
                <text:p>0.35410123182356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07519694417901">
                <text:p>0.107519694417901</text:p>
              </table:table-cell>
              <table:table-cell office:value-type="float" office:value="-0.729673326274961">
                <text:p>-0.7296733262749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0376569523673">
                <text:p>0.900376569523673</text:p>
              </table:table-cell>
              <table:table-cell office:value-type="float" office:value="0.603166433138277">
                <text:p>0.6031664331382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04780399205859">
                <text:p>0.404780399205859</text:p>
              </table:table-cell>
              <table:table-cell office:value-type="float" office:value="-0.083902786207162">
                <text:p>-0.08390278620716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48749907656565">
                <text:p>0.48749907656565</text:p>
              </table:table-cell>
              <table:table-cell office:value-type="float" office:value="-0.065000727146818">
                <text:p>-0.06500072714681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590074606297411">
                <text:p>0.590074606297411</text:p>
              </table:table-cell>
              <table:table-cell office:value-type="float" office:value="0.0505160684050313">
                <text:p>0.05051606840503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2526270089671">
                <text:p>0.92526270089671</text:p>
              </table:table-cell>
              <table:table-cell office:value-type="float" office:value="0.704755783615172">
                <text:p>0.7047557836151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15154119289169">
                <text:p>0.115154119289169</text:p>
              </table:table-cell>
              <table:table-cell office:value-type="float" office:value="-0.706710300398576">
                <text:p>-0.70671030039857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87931290564478">
                <text:p>0.487931290564478</text:p>
              </table:table-cell>
              <table:table-cell office:value-type="float" office:value="-0.0886121466604359">
                <text:p>-0.088612146660435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43996419714585">
                <text:p>0.43996419714585</text:p>
              </table:table-cell>
              <table:table-cell office:value-type="float" office:value="-0.135684567943624">
                <text:p>-0.1356845679436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447584428468787">
                <text:p>0.447584428468787</text:p>
              </table:table-cell>
              <table:table-cell office:value-type="float" office:value="-0.0629060283483549">
                <text:p>-0.062906028348354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803896187919328">
                <text:p>0.0803896187919328</text:p>
              </table:table-cell>
              <table:table-cell office:value-type="float" office:value="-0.688124585457923">
                <text:p>-0.68812458545792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744582285687745">
                <text:p>0.744582285687745</text:p>
              </table:table-cell>
              <table:table-cell office:value-type="float" office:value="0.342201281423583">
                <text:p>0.34220128142358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8203970424858">
                <text:p>0.288203970424858</text:p>
              </table:table-cell>
              <table:table-cell office:value-type="float" office:value="-0.220512782925794">
                <text:p>-0.2205127829257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88153591280838">
                <text:p>0.188153591280838</text:p>
              </table:table-cell>
              <table:table-cell office:value-type="float" office:value="-0.536156979523216">
                <text:p>-0.5361569795232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28213038368111">
                <text:p>0.828213038368111</text:p>
              </table:table-cell>
              <table:table-cell office:value-type="float" office:value="0.575128517471755">
                <text:p>0.5751285174717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777723130368462">
                <text:p>0.777723130368462</text:p>
              </table:table-cell>
              <table:table-cell office:value-type="float" office:value="0.624998057087976">
                <text:p>0.6249980570879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526107681637402">
                <text:p>0.526107681637402</text:p>
              </table:table-cell>
              <table:table-cell office:value-type="float" office:value="-0.0794962617496643">
                <text:p>-0.07949626174966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40258105731319">
                <text:p>0.740258105731319</text:p>
              </table:table-cell>
              <table:table-cell office:value-type="float" office:value="0.437832119902353">
                <text:p>0.43783211990235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89433825298484">
                <text:p>0.189433825298484</text:p>
              </table:table-cell>
              <table:table-cell office:value-type="float" office:value="-0.413199140657225">
                <text:p>-0.4131991406572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86703103516613">
                <text:p>0.986703103516613</text:p>
              </table:table-cell>
              <table:table-cell office:value-type="float" office:value="0.95151947386345">
                <text:p>0.9515194738634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36804958712864">
                <text:p>0.836804958712864</text:p>
              </table:table-cell>
              <table:table-cell office:value-type="float" office:value="0.496888819092382">
                <text:p>0.4968888190923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251343786937045">
                <text:p>0.251343786937045</text:p>
              </table:table-cell>
              <table:table-cell office:value-type="float" office:value="-0.419105689375562">
                <text:p>-0.4191056893755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245393140027606">
                <text:p>0.00245393140027606</text:p>
              </table:table-cell>
              <table:table-cell office:value-type="float" office:value="-0.669370000757431">
                <text:p>-0.66937000075743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971580147362347">
                <text:p>0.00971580147362347</text:p>
              </table:table-cell>
              <table:table-cell office:value-type="float" office:value="-0.914176000967528">
                <text:p>-0.91417600096752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209757846869049">
                <text:p>0.209757846869049</text:p>
              </table:table-cell>
              <table:table-cell office:value-type="float" office:value="-0.596414148274963">
                <text:p>-0.5964141482749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